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Verdana" svg:font-family="Verdana"/>
  </office:font-face-decls>
  <office:automatic-styles>
    <style:style style:name="P1" style:family="paragraph" style:parent-style-name="Standard">
      <style:text-properties style:font-name="Verdana" fo:font-size="13.0pt"/>
    </style:style>
    <style:style style:name="P2" style:family="paragraph" style:parent-style-name="Standard">
      <style:text-properties style:font-name="Courier" fo:font-size="12.0pt" fo:background-color="#ffffef"/>
    </style:style>
    <style:style style:name="P3" style:family="paragraph" style:parent-style-name="Standard">
      <style:paragraph-properties fo:margin-bottom="0.2361in"/>
      <style:text-properties style:font-name="Verdana" fo:font-size="11.0pt"/>
    </style:style>
    <style:style style:name="P4" style:family="paragraph" style:parent-style-name="Standard">
      <style:paragraph-properties fo:margin-bottom="0.2361in"/>
      <style:text-properties style:font-name="Verdana" fo:font-size="13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Using expansion to move a file aside without having to type the file name twice </text:p>
      <text:p text:style-name="P1"/>
      <text:p text:style-name="P2">cp ReallyLongFileNameYouDontWantToTypeTwice{,.orig}</text:p>
      <text:p text:style-name="P3"><text:span text:style-name="T1"/></text:p>
      <text:p text:style-name="P3"><text:span text:style-name="T1">Use history to SUDO last command</text:span></text:p>
      <text:p text:style-name="P4">Forget that your running as underprivileged? No need to retype the command. </text:p>
      <text:p text:style-name="P1"/>
      <text:p text:style-name="P1">&gt; command_with_insufficient_permissions </text:p>
      <text:p text:style-name="P1">Permission denied </text:p>
      <text:p text:style-name="P1"/>
      <text:p text:style-name="P1">&gt; sudo !!</text:p>
      <text:p text:style-name="P1"/>
      <text:p text:style-name="P1"><text:span text:style-name="T1">multiple command output into a single program: </text:span></text:p>
      <text:p text:style-name="P1"/>
      <text:p text:style-name="P1">diff -u &lt;(ls -c1 dir_1) &lt;(ls -c1 dir_2) </text:p>
      <text:p text:style-name="P1"/>
      <text:p text:style-name="P1">Will show you a diff of files in the root of dir_1 and dir_2</text:p>
      <text:p text:style-name="P1"/>
      <text:p text:style-name="P3"><text:span text:style-name="T1">Get an ordered list of subdirectory sizes</text:span></text:p>
      <text:p text:style-name="P1">This piece of code lists the size of every file and subdirectory of the current directory, much like du -sch ./* except the output is sorted by size, with larger files and directories at the end of the list. Useful to find where all that space goes. </text:p>
      <text:p text:style-name="P1"/>
      <text:p text:style-name="P2"/>
      <text:p text:style-name="P2">du -sk ./* | sort -n | awk 'BEGIN{ pref[1]="K"; pref[2]="M"; pref[3]="G";} { total = total + $1; x = $1; y = 1; while( x &gt; 1024 )</text:p>
      <text:p text:style-name="P1"/>
      <text:p text:style-name="P3"><text:span text:style-name="T1">Deleting difficult filenames</text:span></text:p>
      <text:p text:style-name="P1">To delete a file who's file name is a pain to define (eg. ^H^H^H) find it's inode number with the command "ls -il". Use the line below to find and delete the file. </text:p>
      <text:p text:style-name="P2">find . -inum 12345 | xargs rm</text:p>
      <text:p text:style-name="P1"/>
      <text:p text:style-name="P3"><text:span text:style-name="T1">network copy with ssh and tar</text:span></text:p>
      <text:p text:style-name="P1">You can use ssh in conjunction with tar to pull an entire directory tree from a remote machine into your current directory: </text:p>
      <text:p text:style-name="P1"/>
      <text:p text:style-name="P1">ssh &lt;username@sourcehost&gt; tar cf - -C &lt;sourcedir&gt; . | tar xvf - </text:p>
      <text:p text:style-name="P1"/>
      <text:p text:style-name="P1">For example, let's say you have a "bsmith" account on a host called "apple". You want to copy those files into your "bobsmith" account on a host called "pear". You'd log into your "bobsmith@pear" account and type the following: </text:p>
      <text:p text:style-name="P1"/>
      <text:p text:style-name="P1">ssh bsmith@apple tar cf - -C /home/bsmith . | tar xvf - </text:p>
      <text:p text:style-name="P1"/>
      <text:p text:style-name="P1">This technique is useful when you have insufficient disk space on the source machine to make an intermediate tarball.</text:p>
      <text:p text:style-name="P1"/>
      <text:p text:style-name="P3"><text:span text:style-name="T1">Get a random Futurama quote</text:span></text:p>
      <text:p text:style-name="P2">curl -Is slashdot.org | egrep '^X-(F|B|L)' | cut -d \- -f 2</text:p>
      <text:p text:style-name="P1"/>
      <text:p text:style-name="P3"><text:span text:style-name="T1">Simple password generator</text:span></text:p>
      <text:p text:style-name="P1">This is a simpler password generator. </text:p>
      <text:p text:style-name="P1"/>
      <text:p text:style-name="P2">&lt; /dev/urandom tr -dc A-Za-z0-9_ | head -c8</text:p>
      <text:p text:style-name="P1"/>
      <text:p text:style-name="P1">Note that the 'tr' strips out everything except characters in the ranges (alphanumeric, mixed case and underscores). This is a nice approach as piping to head means the minimum number of bytes required to generate a password of appropriate length are taken from /dev/urandom vs other methods which take more than you should need but still have a chance of not having obtained enough random data to generate a password of the required length. You can change the parameter to head to get passwords of any length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949.35</meta:generator>
  </office:meta>
</office:document-meta>
</file>